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F70000011E9F1AB32B.png"/>
  <manifest:file-entry manifest:media-type="image/png" manifest:full-path="Pictures/10000201000000DA000001617254ACF5.png"/>
  <manifest:file-entry manifest:media-type="image/png" manifest:full-path="Pictures/100000000000003F000000A797E83447.png"/>
  <manifest:file-entry manifest:media-type="image/png" manifest:full-path="Pictures/1000020100000B1C00000683ABA7791F.png"/>
  <manifest:file-entry manifest:media-type="image/png" manifest:full-path="Pictures/10000201000008E20000050752654ED2.png"/>
  <manifest:file-entry manifest:media-type="image/png" manifest:full-path="Pictures/10000201000009050000055D4EFA8B8B.png"/>
  <manifest:file-entry manifest:media-type="image/png" manifest:full-path="Pictures/100000000000004D00000078434411C8.png"/>
  <manifest:file-entry manifest:media-type="image/png" manifest:full-path="Pictures/100002010000006800000036019E0370.png"/>
  <manifest:file-entry manifest:media-type="image/png" manifest:full-path="Pictures/10000201000001C70000003A138EB8C6.png"/>
  <manifest:file-entry manifest:media-type="image/png" manifest:full-path="Pictures/10000201000005A7000003D6490CCF4D.png"/>
  <manifest:file-entry manifest:media-type="image/png" manifest:full-path="Pictures/100002010000003A00000031FE4CF754.png"/>
  <manifest:file-entry manifest:media-type="image/png" manifest:full-path="Pictures/10000201000008E4000004D4AD647E3B.png"/>
  <manifest:file-entry manifest:media-type="image/png" manifest:full-path="Pictures/10000201000009280000055D40C50A7E.png"/>
  <manifest:file-entry manifest:media-type="image/png" manifest:full-path="Pictures/10000201000009280000055D4809E930.png"/>
  <manifest:file-entry manifest:media-type="image/png" manifest:full-path="Pictures/1000020100000B1C00000683D26C0C7D.png"/>
  <manifest:file-entry manifest:media-type="image/png" manifest:full-path="Pictures/10000201000000910000003A0642CBC2.png"/>
  <manifest:file-entry manifest:media-type="image/png" manifest:full-path="Pictures/10000201000008F80000040ED218301A.png"/>
  <manifest:file-entry manifest:media-type="image/png" manifest:full-path="Pictures/10000201000000920000003B1BD5F7B1.png"/>
  <manifest:file-entry manifest:media-type="image/png" manifest:full-path="Pictures/10000201000000BF0000002AA4F9AAC2.png"/>
  <manifest:file-entry manifest:media-type="image/png" manifest:full-path="Pictures/10000201000000410000003A33D39B79.png"/>
  <manifest:file-entry manifest:media-type="image/png" manifest:full-path="Pictures/10000201000001D5000001055DF47C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8.546cm"/>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8.546cm"/>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8.546cm"/>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8.546cm"/>
        </style:tab-stops>
      </style:paragraph-properties>
    </style:style>
    <style:style style:name="P6" style:family="paragraph" style:parent-style-name="Standard">
      <style:paragraph-properties fo:text-align="center" style:justify-single-word="false" fo:break-before="page">
        <style:tab-stops>
          <style:tab-stop style:position="8.546cm"/>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 style:family="paragraph" style:parent-style-name="Heading_20_2">
      <style:paragraph-properties fo:break-before="page"/>
    </style:style>
    <style:style style:name="P8" style:family="paragraph" style:parent-style-name="Text_20_body">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9" style:family="paragraph" style:parent-style-name="Heading_20_2">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10" style:family="paragraph" style:parent-style-name="Heading_20_3">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11" style:family="paragraph" style:parent-style-name="Text_20_body">
      <style:paragraph-properties fo:margin-top="0.423cm" fo:margin-bottom="0.212cm"/>
    </style:style>
    <style:style style:name="P12" style:family="paragraph" style:parent-style-name="Text_20_body">
      <style:paragraph-properties fo:margin-top="0.423cm" fo:margin-bottom="0.212cm"/>
      <style:text-properties style:font-name="Bitstream Vera Sans1" style:font-name-asian="Bitstream Vera Sans2" style:font-name-complex="Bitstream Vera Sans2"/>
    </style:style>
    <style:style style:name="P13" style:family="paragraph" style:parent-style-name="Heading_20_2">
      <style:paragraph-properties fo:margin-top="0.423cm" fo:margin-bottom="0.212cm"/>
      <style:text-properties style:font-name="Bitstream Vera Sans1" style:font-name-asian="Bitstream Vera Sans2" style:font-name-complex="Bitstream Vera Sans2"/>
    </style:style>
    <style:style style:name="P14" style:family="paragraph" style:parent-style-name="Heading_20_3">
      <style:paragraph-properties fo:margin-top="0.423cm" fo:margin-bottom="0.212cm"/>
      <style:text-properties style:font-name="Bitstream Vera Sans1" style:font-name-asian="Bitstream Vera Sans2" style:font-name-complex="Bitstream Vera Sans2"/>
    </style:style>
    <style:style style:name="P15" style:family="paragraph" style:parent-style-name="Contents_20_2">
      <style:paragraph-properties>
        <style:tab-stops>
          <style:tab-stop style:position="17.09cm" style:type="right" style:leader-style="dotted" style:leader-text="."/>
        </style:tab-stops>
      </style:paragraph-properties>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Heading_20_3">
      <style:paragraph-properties fo:margin-left="0.499cm" fo:margin-right="0cm" fo:margin-top="0.423cm" fo:margin-bottom="0.212cm" fo:text-indent="0cm" style:auto-text-indent="false"/>
      <style:text-properties style:font-name="Bitstream Vera Sans1" style:font-name-asian="Bitstream Vera Sans2" style:font-name-complex="Bitstream Vera Sans2"/>
    </style:style>
    <style:style style:name="P18" style:family="paragraph" style:parent-style-name="Text_20_body" style:list-style-name="L3">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19" style:family="paragraph" style:parent-style-name="Text_20_body" style:list-style-name="L4">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20" style:family="paragraph" style:parent-style-name="Text_20_body">
      <style:paragraph-properties fo:margin-top="0.423cm" fo:margin-bottom="0.212cm"/>
    </style:style>
    <style:style style:name="P21" style:family="paragraph" style:parent-style-name="Text_20_body">
      <style:paragraph-properties fo:margin-top="0.423cm" fo:margin-bottom="0.212cm"/>
      <style:text-properties style:font-name="Bitstream Vera Sans1" style:font-name-asian="Bitstream Vera Sans2" style:font-name-complex="Bitstream Vera Sans2"/>
    </style:style>
    <style:style style:name="P22" style:family="paragraph" style:parent-style-name="Heading_20_2">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23" style:family="paragraph" style:parent-style-name="Text_20_body_20_indent" style:list-style-name="L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style:font-name="Bitstream Vera Sans1" style:font-name-asian="Bitstream Vera Sans2" style:font-name-complex="Bitstream Vera Sans2"/>
    </style:style>
    <style:style style:name="T5" style:family="text">
      <style:text-properties fo:font-style="normal" style:text-underline-style="none" style:font-style-asian="normal" style:font-style-complex="normal"/>
    </style:style>
    <style:style style:name="fr1" style:family="graphic" style:parent-style-name="Graphics">
      <style:graphic-properties fo:margin-left="0.499cm" fo:margin-right="0.499cm" fo:margin-top="0.499cm" fo:margin-bottom="0.4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499cm" fo:margin-bottom="0.4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text:start-value="1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1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gtkUi User Guide</text:p>
      <text:p text:style-name="P2"/>
      <text:p text:style-name="P2"/>
      <text:p text:style-name="P2">Document version: <text:span text:style-name="T1">0.1</text:span></text:p>
      <text:p text:style-name="P2">Original author: <text:span text:style-name="T1">Facundo Batista</text:span></text:p>
      <text:p text:style-name="P2"/>
      <text:p text:style-name="P2"/>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eptember, 2008</text:p>
      <text:p text:style-name="P6"/>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s>
          <text:index-source-styles text:outline-level="2">
            <text:index-source-style text:style-name="Heading_20_3"/>
          </text:index-source-styles>
        </text:table-of-content-source>
        <text:index-body>
          <text:index-title text:style-name="Sect1" text:name="Table of Contents1_Head">
            <text:p text:style-name="Contents_20_Heading">Table of Contents</text:p>
          </text:index-title>
          <text:p text:style-name="P16">1.Introduction<text:tab/>3</text:p>
          <text:p text:style-name="P15">1.1.Just the graphical interface<text:tab/>3</text:p>
          <text:p text:style-name="P15">1.2.Running the program<text:tab/>3</text:p>
          <text:p text:style-name="P16">2.General structure<text:tab/>3</text:p>
          <text:p text:style-name="P16">3.Scanning<text:tab/>3</text:p>
          <text:p text:style-name="P15">3.1.Configuring the scan<text:tab/>3</text:p>
          <text:p text:style-name="P15">3.2.Using the Profiles<text:tab/>3</text:p>
          <text:p text:style-name="P15">3.3.Running the scan<text:tab/>4</text:p>
          <text:p text:style-name="P16">4.Analyzing the results<text:tab/>4</text:p>
          <text:p text:style-name="P15">4.1.Browsing the Knowledge Base<text:tab/>4</text:p>
          <text:p text:style-name="P15">4.2.Site structure<text:tab/>4</text:p>
          <text:p text:style-name="P15">4.3.Requests and Responses<text:tab/>4</text:p>
          <text:p text:style-name="P16">5.Exploitation<text:tab/>4</text:p>
          <text:p text:style-name="P15">5.1.Executing an exploit<text:tab/>4</text:p>
          <text:p text:style-name="P15">5.2.Using a shell<text:tab/>5</text:p>
          <text:p text:style-name="P16">6.Other tools<text:tab/>5</text:p>
          <text:p text:style-name="P15">6.1.Manual Requests<text:tab/>5</text:p>
          <text:p text:style-name="P15">6.2.Fuzzy Requests<text:tab/>5</text:p>
          <text:p text:style-name="P15">6.3.Encode and Decode<text:tab/>5</text:p>
          <text:p text:style-name="P15">6.4.Comparing HTTP traffic<text:tab/>5</text:p>
          <text:p text:style-name="P15">6.5.Using the Proxy<text:tab/>5</text:p>
          <text:p text:style-name="P16">7.Configurations<text:tab/>5</text:p>
          <text:p text:style-name="P15">7.1.HTTP Configuration<text:tab/>5</text:p>
          <text:p text:style-name="P15">7.2.Miscellaneous Configuration<text:tab/>6</text:p>
          <text:p text:style-name="P15">7.3.Advanced target<text:tab/>6</text:p>
          <text:p text:style-name="P15">7.4.Proxy Configuration<text:tab/>6</text:p>
        </text:index-body>
      </text:table-of-content>
      <text:p text:style-name="P5"/>
      <text:list text:style-name="Num6-puntopunto">
        <text:list-item>
          <text:p text:style-name="P7"><text:bookmark text:name="SECTION00200000000000000000"/>Introduction</text:p>
        </text:list-item>
      </text:list>
      <text:p text:style-name="Text_20_body">This document is a user guide for the 1.0 version of the Web Application Attack and Audit Framework ( w3af ), its goal is to provide a basic overview of how to use the application, how it works, and what you can do with it. </text:p>
      <text:list text:style-name="Num6-puntopunto" text:continue-numbering="true">
        <text:list-item>
          <text:list text:continue-numbering="true">
            <text:list-item>
              <text:p text:style-name="Heading_20_3">Just the graphical interface</text:p>
            </text:list-item>
          </text:list>
        </text:list-item>
      </text:list>
      <text:p text:style-name="Text_20_body">w3af is a complete environment for auditing and attacking web applications. This environment provides a solid platform for auditing and penetration-testing. </text:p>
      <text:p text:style-name="Text_20_body">The w3af is a framework that you can use in different ways. This document explains how to use it through the GTK Graphic User Interface, but you can also use w3af from command line, and even new user interfaces could be implemented in the future.</text:p>
      <text:p text:style-name="Text_20_body">In any case, w3af is a core independent of the user interface, and it will be referred as <text:span text:style-name="T2">the Core</text:span> throughout this documentation. It's implemented in pure Python, as this graphic user interface.</text:p>
      <text:list text:style-name="Num6-puntopunto" text:continue-numbering="true">
        <text:list-item>
          <text:list text:continue-numbering="true">
            <text:list-item>
              <text:p text:style-name="Heading_20_3">Running the program</text:p>
            </text:list-item>
          </text:list>
        </text:list-item>
      </text:list>
      <text:p text:style-name="Text_20_body">You can execute this program just doing double click in the icon, or selecting it from you operating system menu after installing it.</text:p>
      <text:p text:style-name="Text_20_body">You can also run it from command line calling to the <text:span text:style-name="T2">w3af_gui</text:span> executable, and in this case you'll see any debug or warning message appear in the terminal. If you need to submit a bug or ask for a new feature, use this way to execute the program, because it'll provide useful information about the Python and PyGTK versions.</text:p>
      <text:list text:style-name="Num6-puntopunto" text:continue-numbering="true">
        <text:list-item>
          <text:p text:style-name="Heading_20_2">General structure</text:p>
        </text:list-item>
      </text:list>
      <text:p text:style-name="Text_20_body">In this section is explained the general structure of the w3af Interface. </text:p>
      <text:p text:style-name="Text_20_body">The following is the main window, the first image that you'll see from the system after it's completely loaded (during the load you'll see a splash image that gives you information about how the system is loading):</text:p>
      <text:p text:style-name="Text_20_body"><draw:frame draw:style-name="fr1" draw:name="graphics1" text:anchor-type="paragraph" svg:width="17.09cm" svg:height="10.017cm" draw:z-index="1"><draw:image xlink:href="Pictures/1000020100000B1C00000683ABA7791F.png" xlink:type="simple" xlink:show="embed" xlink:actuate="onLoad"/></draw:frame><text:soft-page-break/>In the image you can see different sections. On top, as usual there's the menu [1] and the toolbar [2]. The body of the window is separated in different notebook tabs [3]. At the bottom of the window you have the the toolbar [4] and an indicator about the found elements [5].</text:p>
      <text:p text:style-name="Text_20_body">In the notebook tab that you can see at the program beginning, there are three vertical panes: the profiles [6], the plugin selector [7], and the plugin configuration area [8] (where so far you see the w3af icon because you didn't select any plugin yet). Above them you also have the target URL [9].</text:p>
      <text:list text:style-name="Num6-puntopunto" text:continue-numbering="true">
        <text:list-item>
          <text:list text:continue-numbering="true">
            <text:list-item>
              <text:p text:style-name="P17">The toolbar</text:p>
            </text:list-item>
          </text:list>
        </text:list-item>
      </text:list>
      <text:p text:style-name="Text_20_body">The toolbar is separated in different functional groupings.</text:p>
      <text:p text:style-name="Text_20_body"><draw:frame draw:style-name="fr2" draw:name="graphics2" text:anchor-type="paragraph" svg:x="15.965cm" svg:y="0.323cm" svg:width="1.535cm" svg:height="1.296cm" draw:z-index="3"><draw:image xlink:href="Pictures/100002010000003A00000031FE4CF754.png" xlink:type="simple" xlink:show="embed" xlink:actuate="onLoad"/></draw:frame>The first button opens the <text:span text:style-name="T2">Point and Click Penetration Test</text:span>, that is a <text:span text:style-name="T2">Wizard</text:span> that allows you to create profiles in an easy way, without having specific security related knowledge.</text:p>
      <text:p text:style-name="Text_20_body"><draw:frame draw:style-name="fr2" draw:name="graphics4" text:anchor-type="paragraph" svg:x="13.677cm" svg:y="0.579cm" svg:width="3.836cm" svg:height="1.535cm" draw:z-index="5"><draw:image xlink:href="Pictures/10000201000000910000003A0642CBC2.png" xlink:type="simple" xlink:show="embed" xlink:actuate="onLoad"/></draw:frame>The second and third buttons, <text:span text:style-name="T2">New</text:span> and <text:span text:style-name="T2">Save</text:span>, operate on the Profiles. <text:span text:style-name="T2">New</text:span> will create a new Profile, and for this the system will ask you the profile name and a description, be creative! If you change a profile, you also can save the modifications it to disk, using the second button.</text:p>
      <text:p text:style-name="Text_20_body"><draw:frame draw:style-name="fr2" draw:name="graphics3" text:anchor-type="paragraph" svg:x="13.742cm" svg:y="0.252cm" svg:width="3.863cm" svg:height="1.561cm" draw:z-index="4"><draw:image xlink:href="Pictures/10000201000000920000003B1BD5F7B1.png" xlink:type="simple" xlink:show="embed" xlink:actuate="onLoad"/></draw:frame>The third and fourth buttons, <text:span text:style-name="T2">Play</text:span> and <text:span text:style-name="T2">Pause</text:span>, control the state of the working Core. These buttons are mutable, as change over time, look the next section (<text:span text:style-name="T2">Running the scan</text:span>) <text:soft-page-break/>for a deeper explanation of how these buttons behave.</text:p>
      <text:p text:style-name="Text_20_body"><draw:frame draw:style-name="fr2" draw:name="graphics5" text:anchor-type="paragraph" svg:x="14.748cm" svg:y="0.27cm" svg:width="2.752cm" svg:height="1.429cm" draw:z-index="0"><draw:image xlink:href="Pictures/100002010000006800000036019E0370.png" xlink:type="simple" xlink:show="embed" xlink:actuate="onLoad"/></draw:frame>The sixth button is to trigger Multiple Exploits. It will be enabled only in the Exploits window, check that part of the documentation for a more detailed information about this.</text:p>
      <text:p text:style-name="Text_20_body">The rest of the buttons are to open and use different tools:</text:p>
      <text:p text:style-name="Text_20_body"><draw:frame draw:style-name="fr3" draw:name="graphics6" text:anchor-type="paragraph" svg:width="12.039cm" svg:height="1.535cm" draw:z-index="6"><draw:image xlink:href="Pictures/10000201000001C70000003A138EB8C6.png" xlink:type="simple" xlink:show="embed" xlink:actuate="onLoad"/></draw:frame>Check the <text:span text:style-name="T2">Other Tools</text:span> section of the documentation for an explanation of this different tools.</text:p>
      <text:p text:style-name="Text_20_body"><draw:frame draw:style-name="fr2" draw:name="graphics8" text:anchor-type="paragraph" svg:x="15.767cm" svg:y="0.093cm" svg:width="1.72cm" svg:height="1.535cm" draw:z-index="7"><draw:image xlink:href="Pictures/10000201000000410000003A33D39B79.png" xlink:type="simple" xlink:show="embed" xlink:actuate="onLoad"/></draw:frame>Finally, at the very right, there's a throbber that shows when the Core is working or not.</text:p>
      <text:list text:style-name="Num6-puntopunto" text:continue-numbering="true">
        <text:list-item>
          <text:p text:style-name="Heading_20_2">Scanning</text:p>
        </text:list-item>
      </text:list>
      <text:p text:style-name="Text_20_body">In this section is explained the different steps to configure, start and supervise a security scanning over a web site.</text:p>
      <text:list text:style-name="Num6-puntopunto" text:continue-numbering="true">
        <text:list-item>
          <text:list text:continue-numbering="true">
            <text:list-item>
              <text:p text:style-name="Heading_20_3">Configuring the scan</text:p>
            </text:list-item>
          </text:list>
        </text:list-item>
      </text:list>
      <text:p text:style-name="Text_20_body">To scan the web sites in different ways there are different plugins that can be configured in different ways. </text:p>
      <text:p text:style-name="Text_20_body">In the second column of the main window you can select which plugins to configure. This plugins are separated in two big sections, as you can see in the following picture.</text:p>
      <text:p text:style-name="Text_20_body">The first section has all the scan plugins, in the upper part of the column [1]. There you have the different plugins grouped regarding the scan type. They are separated in:</text:p>
      <text:list text:style-name="L1">
        <text:list-item>
          <text:p text:style-name="P23">audit</text:p>
        </text:list-item>
        <text:list-item>
          <text:p text:style-name="P23">bruteforce</text:p>
        </text:list-item>
        <text:list-item>
          <text:p text:style-name="P23">discovery</text:p>
        </text:list-item>
        <text:list-item>
          <text:p text:style-name="P23">evasion</text:p>
        </text:list-item>
        <text:list-item>
          <text:p text:style-name="P23">grep</text:p>
        </text:list-item>
        <text:list-item>
          <text:p text:style-name="P23">mangle</text:p>
        </text:list-item>
      </text:list>
      <text:p text:style-name="Text_20_body"><draw:frame draw:style-name="fr1" draw:name="graphics7" text:anchor-type="paragraph" svg:width="17.09cm" svg:height="10.017cm" draw:z-index="2"><draw:image xlink:href="Pictures/1000020100000B1C00000683D26C0C7D.png" xlink:type="simple" xlink:show="embed" xlink:actuate="onLoad"/></draw:frame><text:soft-page-break/>In the lower part of the column [2] there are the output plugins. As this is the GTK user interface, the gtkOutput plugin is always enabled, but note that you can enable here the console plugin to see all the information in the standard output, and also have plugins to send all that information to a file in different formats.</text:p>
      <text:p text:style-name="Text_20_body">If you select on any plugin you will see in the right pane [3] some information of that plugin. If that plugin is configurable (something that you can know in advance, because the plugin has an editable icon in the plugin trees [1] &amp; [2]. </text:p>
      <text:p text:style-name="Text_20_body">To configure the plugin, just select it, and modify the options that appears on in the right pane [3]. Note that you need to Save the configuration to use it. You can see easily if any plugin is modified and not saved because its name will be in bold font.</text:p>
      <text:p text:style-name="Text_20_body">Even if you configure a plugin, to actually use it during a scan, you need to check it. You have, at the right of each plugin, a check box that you need to select to use that plugin during the scan. If you click on the group check box, all the plugins in that group will be selected and deselected. If some plugins in that group are selected, and others are not, you'll see the group's check box in an intermediary state (as you can see in [2] for <text:span text:style-name="T2">output</text:span>).</text:p>
      <text:p text:style-name="Text_20_body">If you make right-click over a plugin (or select <text:span text:style-name="T3">Edit Plugin </text:span>in the Edit menu), a text editor will open and you'll be able to actually edit the plugin source code.</text:p>
      <text:p text:style-name="Text_20_body">To finish configuration the scan, you need to insert a target URL in the upper text entry. When everything is ready to run, you will note that the Play buttons are automatically enabled.</text:p>
      <text:list text:style-name="Num6-puntopunto" text:continue-numbering="true">
        <text:list-item>
          <text:list text:continue-numbering="true">
            <text:list-item>
              <text:p text:style-name="Heading_20_3"><text:soft-page-break/>Using the Profiles</text:p>
            </text:list-item>
          </text:list>
        </text:list-item>
      </text:list>
      <text:p text:style-name="Text_20_body">In the profiles you can save different configurations. You can think a Profile as the collection of configured plugins and target URL.</text:p>
      <text:p text:style-name="Text_20_body">In the column of the left [1] you can see which plugins do you have:</text:p>
      <text:p text:style-name="Text_20_body"><draw:frame draw:style-name="fr1" draw:name="graphics9" text:anchor-type="paragraph" svg:width="17.09cm" svg:height="10.01cm" draw:z-index="8"><draw:image xlink:href="Pictures/10000201000009280000055D40C50A7E.png" xlink:type="simple" xlink:show="embed" xlink:actuate="onLoad"/></draw:frame>In this example, I selected a <text:span text:style-name="T2">test</text:span> plugin. In the moment I select it, the plugins and the target URL are all reconfigured [2]. Also, in the pane at the right, you can see a description of that plugin [3].</text:p>
      <text:p text:style-name="Text_20_body">See, as now we have all the information needed to start the scan, that the Start buttons [4] are enabled. Note, however, that is possible that in the profile there was no saved URL, so the target URL will remain empty (you'll find it with a “<text:span text:style-name="T2">Insert the target URL here</text:span>” message).</text:p>
      <text:p text:style-name="Text_20_body">In the Profiles menu,or doing right-click over any profile, you can see different actions that you can apply over the plugins:</text:p>
      <text:list text:style-name="List_20_1">
        <text:list-item text:start-value="1">
          <text:p text:style-name="Text_20_body_20_indent">Save: Save the actual configuration to the profile. This will be enabled only if you changed some of the profile configuration.</text:p>
        </text:list-item>
        <text:list-item>
          <text:p text:style-name="Text_20_body_20_indent">Save as: Save configuration a new profile, without affecting the one selected so far. If you click on this option, you will need to enter a new profile name and description.</text:p>
        </text:list-item>
        <text:list-item>
          <text:p text:style-name="Text_20_body_20_indent">Revert: Discard the actual configuration and reload the one that is saved in the profile.</text:p>
        </text:list-item>
        <text:list-item>
          <text:p text:style-name="Text_20_body_20_indent">Delete: Delete this profile</text:p>
        </text:list-item>
      </text:list>
      <text:p text:style-name="Text_20_body"><text:soft-page-break/></text:p>
      <text:p text:style-name="Text_20_body">To create a new profile, you have the <text:span text:style-name="T2">New</text:span> button in the toolbar, and also the <text:span text:style-name="T2">New</text:span> option in the <text:span text:style-name="T2">Profiles</text:span> menu. To create a new profile, you will need to enter a name and descriptions. After creating the new profile, you'll be able to configure to your needs. Remember that you can always create a new profile using the Point and Click Penetration test tool, with the Wizard button at the toolbar's left.</text:p>
      <text:list text:style-name="Num6-puntopunto" text:continue-numbering="true">
        <text:list-item>
          <text:list text:continue-numbering="true">
            <text:list-item>
              <text:p text:style-name="P14">Running the scan</text:p>
            </text:list-item>
          </text:list>
        </text:list-item>
      </text:list>
      <text:p text:style-name="P12">To actually run the scan some conditions need to be met: at least one plugin needs to be activated, and a target URL must be set. You'll notice that everything is OK to go, because the <text:span text:style-name="T2">Start</text:span> button will be enabled.</text:p>
      <text:p text:style-name="P12"><draw:frame draw:style-name="fr2" draw:name="graphics10" text:anchor-type="paragraph" svg:x="15.459cm" svg:y="0.644cm" svg:width="2.067cm" svg:height="5.479cm" draw:z-index="9"><draw:image xlink:href="Pictures/100000000000003F000000A797E83447.png" xlink:type="simple" xlink:show="embed" xlink:actuate="onLoad"/></draw:frame>The whole scan process is controlled with two buttons that you can find in the toolbar. The first button is the <text:span text:style-name="T2">Start</text:span> one. When you click on it, the scan will start running, and you will see the throbber spinning. After the process starts, it can be stopped anytime, or you can let it go until the end, and it will finish automatically. To stop the process you can use the same button, note that it mutated and now it is called <text:span text:style-name="T2">Stop</text:span>: if you click on it you will see that it gets disabled, and there's some delay until the process is effectively stopped, you can check it because the throbber stopped spinning. When the scan is stopped, you can study the results all that you want, but if you want to start another scan you will need to clear the current results and start over. For this, you'll use again the same button as before, but note that it <text:s/>is called <text:span text:style-name="T2">Clear</text:span> now.</text:p>
      <text:p text:style-name="P12"><draw:frame draw:style-name="fr2" draw:name="graphics11" text:anchor-type="paragraph" svg:x="15.48cm" svg:y="0.067cm" svg:width="2.081cm" svg:height="3.242cm" draw:z-index="10"><draw:image xlink:href="Pictures/100000000000004D00000078434411C8.png" xlink:type="simple" xlink:show="embed" xlink:actuate="onLoad"/></draw:frame>The second button to control the process is the <text:span text:style-name="T2">Pause</text:span> one. It will be enabled only when the process is running, and if you click on it, it will be pressed down (and the process paused) until you click on it again. Note that if you pause the process you can not cancel it until you restart it.</text:p>
      <text:p text:style-name="P12">When the scanning process is started, the system will switch automatically to the <text:span text:style-name="T2">Log</text:span> tab. In this tab you can see how the scan evolves through the different indicators.</text:p>
      <text:p text:style-name="P12">This tab has two main sections. In the upper part you have the logging text, where you can see all the information generated by the system. In the principal section of that part [1] you can see all the messages generated by the system, from the first one to the last generated. As this log is normally a large quantity of text, you can enable and disable the different type of messages, using the checkboxes in the log bar [4]. Note that these different types have different colors in the text itself. In the same bar you have a <text:span text:style-name="T2">Search</text:span> button, which enables the search functionality (explained in detail below).</text:p>
      <text:p text:style-name="P12"><text:soft-page-break/>Also, below that messages you can see exactly what the system is currently doing, through a single line message [2].</text:p>
      <text:p text:style-name="P12"><draw:frame draw:style-name="fr1" draw:name="graphics12" text:anchor-type="paragraph" svg:width="17.067cm" svg:height="9.998cm" draw:z-index="11"><draw:image xlink:href="Pictures/10000201000009280000055D4809E930.png" xlink:type="simple" xlink:show="embed" xlink:actuate="onLoad"/></draw:frame>In the lower part of the window you can see a graph that represents what is going on with the scanning process in a visual way. In the <text:span text:style-name="T2">x axis</text:span> you can see the time (automatically rescaled), and in the <text:span text:style-name="T2">y axis</text:span> you can find three indicators: a grey bar which height indicates the quantity of debug messages at that time, a blue dot if there're information messages, and a vertical red bar with the quantity of vulnerabilities found there.</text:p>
      <text:p text:style-name="P12"><draw:frame draw:style-name="fr2" draw:name="graphics13" text:anchor-type="paragraph" svg:x="12.471cm" svg:y="2cm" svg:width="5.054cm" svg:height="1.111cm" draw:z-index="12"><draw:image xlink:href="Pictures/10000201000000BF0000002AA4F9AAC2.png" xlink:type="simple" xlink:show="embed" xlink:actuate="onLoad"/></draw:frame>All this information is updated in real time. For a better visual following of the process, you also have, at the right of the toolbar, three indicators showing the quantity of information items found, of vulnerabilities found, and the shell which were successfully exploited (you'll find more information about this <text:span text:style-name="T2">Shells</text:span> in the <text:span text:style-name="T2">Exploit</text:span> section of this document).</text:p>
      <text:p text:style-name="P12">Sometimes the log information is too much, even if you can separate it in the different message types, so there's a search functionality to help you. You can open the <text:span text:style-name="T2">search bar</text:span> using the previously mentioned button, or pressing CTRL-F when the log text window is in focus.</text:p>
      <text:p text:style-name="P12">When the search bar opens, you'll see a text entry where you can write what you want to find, a <text:span text:style-name="T2">Next</text:span> and <text:span text:style-name="T2">Previous</text:span> buttons, and a <text:span text:style-name="T2">Match case </text:span>checkbox:</text:p>
      <text:p text:style-name="P12"><draw:frame draw:style-name="fr1" draw:name="graphics14" text:anchor-type="paragraph" svg:width="17.09cm" svg:height="4.815cm" draw:z-index="13"><draw:image xlink:href="Pictures/10000201000003F70000011E9F1AB32B.png" xlink:type="simple" xlink:show="embed" xlink:actuate="onLoad"/></draw:frame><text:soft-page-break/>The system will find what you write in the text entry in real time, taking the letter case in consideration if the <text:span text:style-name="T2">Match case</text:span> checkbox is selected. If the inserted text doesn't match with anything in the whole text, the entry background will turn red.</text:p>
      <text:p text:style-name="P12">Also in real time the matching text will be highlighted in yellow. If you hit the <text:span text:style-name="T2">Next</text:span> or <text:span text:style-name="T2">Previous</text:span> buttons, the system will walk the matching texts.</text:p>
      <text:list text:style-name="Num6-puntopunto" text:continue-numbering="true">
        <text:list-item>
          <text:p text:style-name="P13">Analyzing the results</text:p>
        </text:list-item>
      </text:list>
      <text:p text:style-name="P12">You can explore and analyze the scanning results after the scan process is completed (or before it's finished, because the system let's you work concurrently with that process). In this section I'll explain the different windows you have to work with the results.</text:p>
      <text:p text:style-name="P12">There's a complete tab for results in w3af, and as there're a lot of information to analyze, this tab is also divided in tabs, as you can check the Knowledge Base, see the site structure, or navigate through the individual requests and responses.</text:p>
      <text:list text:style-name="Num6-puntopunto" text:continue-numbering="true">
        <text:list-item>
          <text:list text:continue-numbering="true">
            <text:list-item>
              <text:p text:style-name="P14">Browsing the Knowledge Base</text:p>
            </text:list-item>
          </text:list>
        </text:list-item>
      </text:list>
      <text:p text:style-name="P12">The Knowledge Base is a collection of discovered items, that can be classified in Vulnerabilities, Informations, and other stuff. The <text:span text:style-name="T2">KB Browser tab</text:span> lets you dive into this information.</text:p>
      <text:p text:style-name="P12">In the left part of the window [1] you'll find the information of the Knowledge Base. By default it only shows you the vulnerabilities and informations, but you can enable also the miscellaneous stuff or hide any of them, using the checkboxes above the info [2].</text:p>
      <text:p text:style-name="P12">The information is grouped in a tree way, but you have different nodes to expand. If you select one of the items, and that item corresponds to a HTTP request originated by the scanning, you will see in the right part of the window <text:soft-page-break/>all the information about that request and its response (more info about this below).</text:p>
      <text:p text:style-name="P12">The items in the tree has a color that indicates the severity of the issue: black for informations, orange for low-severity vulnerabilities, and red for medium or high severity ones. As they're in a tree structure, each node in the tree will have the color of the more severe of its children.</text:p>
      <text:p text:style-name="P12"><draw:frame draw:style-name="fr1" draw:name="gráficos1" text:anchor-type="paragraph" svg:width="15.884cm" svg:height="8.989cm" draw:z-index="14"><draw:image xlink:href="Pictures/10000201000008E20000050752654ED2.png" xlink:type="simple" xlink:show="embed" xlink:actuate="onLoad"/></draw:frame>As said above, when you click on a tree node that actually is generated by a HTTP request, you can see in the left part of the window information about this request and its response. This part is separated in different panes.</text:p>
      <text:p text:style-name="P12">Above everything [3] you have general information about when the request was found (actually, this is the same line that you can find in the logs regarding this request). Below that info you have the request headers [4], the request body [5], the response headers [6], and the response body [7].</text:p>
      <text:p text:style-name="P11">At the bottom [8] you have some buttons that will enable you to make some actions with the request and response. With the buttons at the left you can send the HTTP Request to the Manua<text:span text:style-name="T4">l and Fuzzy Request tools. With the button at the right you can send everything to the Compare tool. These buttons refer to the same tools that have the same icon in the toolbar, but actually send the shown information to that tools, which is very handy.</text:span></text:p>
      <text:p text:style-name="P11"><text:span text:style-name="T4">This structure, the HTTP request and response with both panes each, and the buttons to use that information w</text:span>ith other tools, is repeated all over the program interface, so it's good to get used to it.</text:p>
      <text:list text:style-name="Num6-puntopunto" text:continue-numbering="true">
        <text:list-item>
          <text:list text:continue-numbering="true">
            <text:list-item>
              <text:p text:style-name="P14"><text:soft-page-break/>Site structure</text:p>
            </text:list-item>
          </text:list>
        </text:list-item>
      </text:list>
      <text:p text:style-name="P12">The <text:span text:style-name="T2">URLs tab</text:span> shows the structure of the site that the system worked on. It's separated In two parts, but both parts show actually the same information, although they show it in different ways.</text:p>
      <text:p text:style-name="P12"><draw:frame draw:style-name="fr1" draw:name="gráficos2" text:anchor-type="paragraph" svg:width="10.594cm" svg:height="7.19cm" draw:z-index="15"><draw:image xlink:href="Pictures/10000201000005A7000003D6490CCF4D.png" xlink:type="simple" xlink:show="embed" xlink:actuate="onLoad"/></draw:frame>At the left [1] you can see the site structure in the old fashion way: with a tree-like list of nodes.</text:p>
      <text:p text:style-name="P12">At the right [2] you have the same information but graphically. Above the drawing [3] you have different buttons that help you to see the graph better: zoom in, zoom out, fit all the graph in the window, and show the graph in the original size.</text:p>
      <text:list text:style-name="Num6-puntopunto" text:continue-numbering="true">
        <text:list-item>
          <text:list text:continue-numbering="true">
            <text:list-item>
              <text:p text:style-name="P10">Requests and Responses</text:p>
            </text:list-item>
          </text:list>
        </text:list-item>
      </text:list>
      <text:p text:style-name="P12">In this window you will be able to search for any request (and the associated <text:s/>response) that the system had generated during the scanning.</text:p>
      <text:p text:style-name="P12"><draw:frame draw:style-name="fr2" draw:name="graphics15" text:anchor-type="paragraph" svg:x="8.244cm" svg:y="0.318cm" svg:width="9.296cm" svg:height="5.173cm" draw:z-index="16"><draw:image xlink:href="Pictures/10000201000001D5000001055DF47C66.png" xlink:type="simple" xlink:show="embed" xlink:actuate="onLoad"/></draw:frame>In the upper text entry [1] you can insert a query to search the knowledge database for requests and responses. You have a flexible syntax to build your query, for details about the syntax, click on the <text:span text:style-name="T2">Help</text:span> button on the right, and a similar window to the one shown here will be presented to you.</text:p>
      <text:p text:style-name="P12"><text:soft-page-break/>After you enter the query, and hit the Find button, the system will retrieve all the requests and responses that match, and will present them to you in the results list [2]. If you click on any of those results, you'll see the request and response details [3].</text:p>
      <text:p text:style-name="P12"><draw:frame draw:style-name="fr1" draw:name="graphics16" text:anchor-type="paragraph" svg:width="16.03cm" svg:height="7.246cm" draw:z-index="17"><draw:image xlink:href="Pictures/10000201000008F80000040ED218301A.png" xlink:type="simple" xlink:show="embed" xlink:actuate="onLoad"/></draw:frame>As usual when seeing requests and responses, you'll have the tool buttons [4] to use these data in the already familiar tools.</text:p>
      <text:list text:style-name="Num6-puntopunto" text:continue-numbering="true">
        <text:list-item>
          <text:p text:style-name="P9">Exploitation</text:p>
        </text:list-item>
      </text:list>
      <text:p text:style-name="P12">In this section I'll explain you how to exploit the vulnerabilities found. </text:p>
      <text:p text:style-name="P12">When the scan is running or after the scan finished running, as you can check the results, you also can start with the exploitation. For this, go to the fourth tab in the system, called <text:span text:style-name="T2">Exploit</text:span><text:span text:style-name="T5">:</text:span></text:p>
      <text:p text:style-name="P12"><draw:frame draw:style-name="fr1" draw:name="graphics17" text:anchor-type="paragraph" svg:width="16.224cm" svg:height="9.647cm" draw:z-index="18"><draw:image xlink:href="Pictures/10000201000009050000055D4EFA8B8B.png" xlink:type="simple" xlink:show="embed" xlink:actuate="onLoad"/></draw:frame><text:soft-page-break/>This window is separated in different panes. <text:s/>At the very left [1] you have a list of all the exploits that you can execute over the vulnerabilities that you found, which are listed in the second column [2]. You can see there that we found three vulnerabilities, as you can also check in the left bottom corner of the window [3]. </text:p>
      <text:p text:style-name="P12">At the right part of the window, there're two panes: one [4] for the exploited shells (more on this below), and one [5] for the proxies (this functionality is not yet developed).</text:p>
      <text:p text:style-name="P12">Finally, you can see that when you enter to this tab, the <text:span text:style-name="T2">Multiple Exploit </text:span>button in the toolbar [6] is enabled.</text:p>
      <text:list text:style-name="Num6-puntopunto" text:continue-numbering="true">
        <text:list-item>
          <text:list text:continue-numbering="true">
            <text:list-item>
              <text:p text:style-name="P10">Executing an exploit</text:p>
            </text:list-item>
          </text:list>
        </text:list-item>
      </text:list>
      <text:p text:style-name="P11">Exploits act on vulnerabilities. But not all exploits act on every vulnerabilities. It is well known if any exploit could act on some vulnerability, though, but to be sure and actually<text:span text:style-name="T4"> exploit it some verification needs to be done. Fortunately, the system easies very much this process to you.</text:span></text:p>
      <text:p text:style-name="P11"><text:span text:style-name="T4">To exploit a vulnerability, you need to drag the exploit and drop it on the vulnerability you want to exploit. This drag &amp; drop process is all you need to activate one specific exploit; if you want multiple exploiting see below. But, as all exploits don't act on all vulnerabilities, how do you know what to drag and drop where?</text:span></text:p>
      <text:p text:style-name="P12"><text:soft-page-break/>When you click on any exploit, the system will put in bold font those vulnerabilities that <text:span text:style-name="T2">could</text:span> be exploited by that exploit [1]. This works also in the other way: if you click on any vulnerability, the system will put in bold those exploits that <text:span text:style-name="T2">could</text:span> act on that vulnerability [2]. I put emphasis on the “could”, because there's no certainty that the match will be useful... but for sure, if you trigger an exploit over a vulnerability that don't have both fonts in bold, it will not act.</text:p>
      <text:p text:style-name="P12"><draw:frame draw:style-name="fr1" draw:name="graphics18" text:anchor-type="paragraph" svg:width="15.799cm" svg:height="8.58cm" draw:z-index="19"><draw:image xlink:href="Pictures/10000201000008E4000004D4AD647E3B.png" xlink:type="simple" xlink:show="embed" xlink:actuate="onLoad"/></draw:frame>On the other hand, if you actually drag a marked exploit on a marked vulnerability, the system will try to exploit it. A new window will pop up [3], showing the actions that the system is taken. See in the example that the system first checks the suitability of that exploit over that vulnerability, and if OK, it actually triggers the exploit.</text:p>
      <text:p text:style-name="P12"><draw:frame draw:style-name="fr2" draw:name="graphics19" text:anchor-type="paragraph" svg:x="13.107cm" svg:y="0.804cm" svg:width="4.48cm" svg:height="7.253cm" draw:z-index="20"><draw:image xlink:href="Pictures/10000201000000DA000001617254ACF5.png" xlink:type="simple" xlink:show="embed" xlink:actuate="onLoad"/></draw:frame>In the example, everything is fine and the exploit succeeds, creating a Shell in the shell window [4].</text:p>
      <text:p text:style-name="P12">If you want to trigger more than one exploit at once, you should click on the <text:span text:style-name="T2">Multiple Exploit</text:span> button in the toolbar, and a window like the one here at the right will appear. There you can select all the exploits that you want to trigger, and when you click on the <text:span text:style-name="T2">Execute</text:span> button, the system will try all the marked exploits on all the possible vulnerabilities. If you activate the <text:span text:style-name="T2">First successful </text:span>checkbox, the system will stop after the first time that an exploit succeeds when working on any vulnerability.</text:p>
      <text:list text:style-name="Num6-puntopunto" text:continue-numbering="true">
        <text:list-item>
          <text:list text:continue-numbering="true">
            <text:list-item>
              <text:p text:style-name="P10"><text:soft-page-break/>Using a shell</text:p>
            </text:list-item>
          </text:list>
        </text:list-item>
      </text:list>
      <text:list text:style-name="L3">
        <text:list-item>
          <text:p text:style-name="P18">exploit: usando un shell</text:p>
        </text:list-item>
        <text:list-item>
          <text:p text:style-name="P18"/>
        </text:list-item>
      </text:list>
      <text:list text:style-name="Num6-puntopunto" text:continue-numbering="true">
        <text:list-item>
          <text:p text:style-name="P9">Other tools</text:p>
        </text:list-item>
      </text:list>
      <text:p text:style-name="P8">Tenemos otras herramientas!</text:p>
      <text:list text:style-name="Num6-puntopunto" text:continue-numbering="true">
        <text:list-item>
          <text:list text:continue-numbering="true">
            <text:list-item>
              <text:p text:style-name="P10">Manual Requests</text:p>
            </text:list-item>
          </text:list>
        </text:list-item>
      </text:list>
      <text:p text:style-name="P8">13. manualrequest</text:p>
      <text:list text:style-name="Num6-puntopunto" text:continue-numbering="true">
        <text:list-item>
          <text:list text:continue-numbering="true">
            <text:list-item>
              <text:p text:style-name="P10">Fuzzy Requests</text:p>
            </text:list-item>
          </text:list>
        </text:list-item>
      </text:list>
      <text:p text:style-name="P8">14: fuzzy (todas!) + clusterresponses</text:p>
      <text:list text:style-name="Num6-puntopunto" text:continue-numbering="true">
        <text:list-item>
          <text:list text:continue-numbering="true">
            <text:list-item>
              <text:p text:style-name="P10">Encode and Decode</text:p>
            </text:list-item>
          </text:list>
        </text:list-item>
      </text:list>
      <text:p text:style-name="P8">15: encode/decode</text:p>
      <text:list text:style-name="Num6-puntopunto" text:continue-numbering="true">
        <text:list-item>
          <text:list text:continue-numbering="true">
            <text:list-item>
              <text:p text:style-name="P10">Comparing HTTP traffic</text:p>
            </text:list-item>
          </text:list>
        </text:list-item>
      </text:list>
      <text:p text:style-name="P8">16: comparator</text:p>
      <text:list text:style-name="Num6-puntopunto" text:continue-numbering="true">
        <text:list-item>
          <text:list text:continue-numbering="true">
            <text:list-item>
              <text:p text:style-name="P10">Using the Proxy</text:p>
            </text:list-item>
          </text:list>
        </text:list-item>
      </text:list>
      <text:p text:style-name="P8">17: proxy (FALTA SCREENSHOTS): mostrar request, request y response, history, y config</text:p>
      <text:list text:style-name="Num6-puntopunto" text:continue-numbering="true">
        <text:list-item>
          <text:p text:style-name="P9">Configurations</text:p>
        </text:list-item>
      </text:list>
      <text:p text:style-name="P8">Configuramos!</text:p>
      <text:p text:style-name="P8">En todos: poner las opciones, y la ayuda de cada uno que sale del tooltip...</text:p>
      <text:list text:style-name="Num6-puntopunto" text:continue-numbering="true">
        <text:list-item>
          <text:list text:continue-numbering="true">
            <text:list-item>
              <text:p text:style-name="P10">HTTP Configuration</text:p>
            </text:list-item>
          </text:list>
        </text:list-item>
      </text:list>
      <text:list text:style-name="L4">
        <text:list-item>
          <text:p text:style-name="P19">http</text:p>
        </text:list-item>
      </text:list>
      <text:list text:style-name="Num6-puntopunto" text:continue-numbering="true">
        <text:list-item>
          <text:list text:continue-numbering="true">
            <text:list-item>
              <text:p text:style-name="P10"><text:soft-page-break/>Miscellaneous Configuration</text:p>
            </text:list-item>
          </text:list>
        </text:list-item>
      </text:list>
      <text:list text:style-name="L4">
        <text:list-item text:start-value="1">
          <text:p text:style-name="P19">- miscelaneous</text:p>
        </text:list-item>
      </text:list>
      <text:list text:style-name="Num6-puntopunto" text:continue-numbering="true">
        <text:list-item>
          <text:list text:continue-numbering="true">
            <text:list-item>
              <text:p text:style-name="P10">Advanced target</text:p>
            </text:list-item>
          </text:list>
        </text:list-item>
      </text:list>
      <text:p text:style-name="P8">- adv target</text:p>
      <text:list text:style-name="Num6-puntopunto" text:continue-numbering="true">
        <text:list-item>
          <text:list text:continue-numbering="true">
            <text:list-item>
              <text:p text:style-name="P10">Proxy Configuration</text:p>
            </text:list-item>
          </text:list>
        </text:list-item>
      </text:list>
      <text:p text:style-name="P8">- poner proxy ac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list-style-name="" style:class="text">
      <style:paragraph-properties fo:margin-left="0.499cm" fo:margin-right="0cm" fo:margin-top="0.3cm" fo:margin-bottom="0cm" fo:text-align="justify" style:justify-single-word="false"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list-style-name="Num6-puntopunto" style:class="text" style:master-page-name="">
      <style:paragraph-properties fo:margin-top="0.801cm" fo:margin-bottom="0.199cm" style:page-number="auto" fo:background-color="transparent" style:shadow="none">
        <style:tab-stops/>
        <style:background-image/>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list-style-name="Num6-puntopunto" style:class="text">
      <style:paragraph-properties fo:margin-top="0.499cm" fo:margin-bottom="0.101cm" text:number-lines="false" text:line-number="0">
        <style:tab-stops/>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ext_20_body_20_indent" style:display-name="Text body indent" style:family="paragraph" style:parent-style-name="Text_20_body" style:list-style-name="List_20_1" style:class="text">
      <style:paragraph-properties fo:margin-left="1.499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consecutive-numbering="true">
      <text:list-level-style-number text:level="1" text:style-name="Numbering_20_Symbols" style:num-suffix="." style:num-format="1">
        <style:list-level-properties text:min-label-width="0.801cm"/>
      </text:list-level-style-number>
      <text:list-level-style-number text:level="2" text:style-name="Numbering_20_Symbols" style:num-suffix="." style:num-format="1" text:display-levels="2">
        <style:list-level-properties text:min-label-width="0.801cm"/>
      </text:list-level-style-number>
      <text:list-level-style-number text:level="3" text:style-name="Numbering_20_Symbols" style:num-suffix="." style:num-format="1" text:display-levels="3">
        <style:list-level-properties text:min-label-width="0.801cm"/>
      </text:list-level-style-number>
      <text:list-level-style-number text:level="4" text:style-name="Numbering_20_Symbols" style:num-suffix="." style:num-format="1" text:display-levels="4">
        <style:list-level-properties text:min-label-width="0.801cm"/>
      </text:list-level-style-number>
      <text:list-level-style-number text:level="5" text:style-name="Numbering_20_Symbols" style:num-suffix="." style:num-format="1" text:display-levels="5">
        <style:list-level-properties text:min-label-width="0.801cm"/>
      </text:list-level-style-number>
      <text:list-level-style-number text:level="6" text:style-name="Numbering_20_Symbols" style:num-suffix="." style:num-format="1" text:display-levels="6">
        <style:list-level-properties text:min-label-width="0.801cm"/>
      </text:list-level-style-number>
      <text:list-level-style-number text:level="7" text:style-name="Numbering_20_Symbols" style:num-suffix="." style:num-format="1" text:display-levels="7">
        <style:list-level-properties text:min-label-width="0.801cm"/>
      </text:list-level-style-number>
      <text:list-level-style-number text:level="8" text:style-name="Numbering_20_Symbols" style:num-suffix="." style:num-format="1" text:display-levels="8">
        <style:list-level-properties text:min-label-width="0.801cm"/>
      </text:list-level-style-number>
      <text:list-level-style-number text:level="9" text:style-name="Numbering_20_Symbols" style:num-suffix="." style:num-format="1" text:display-levels="9">
        <style:list-level-properties text:min-label-width="0.801cm"/>
      </text:list-level-style-number>
      <text:list-level-style-number text:level="10" text:style-name="Numbering_20_Symbols" style:num-suffix="." style:num-format="1" text:display-levels="10">
        <style:list-level-properties text:min-label-width="0.8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Num6-puntopunto">
      <text:list-level-style-number text:level="1" text:style-name="Numbering_20_Symbols" style:num-suffix="." style:num-format="1">
        <style:list-level-properties text:min-label-distance="0.15cm"/>
      </text:list-level-style-number>
      <text:list-level-style-number text:level="2" text:style-name="Numbering_20_Symbols" style:num-suffix="." style:num-format="1" text:display-levels="2">
        <style:list-level-properties text:min-label-distance="0.15cm"/>
      </text:list-level-style-number>
      <text:list-level-style-number text:level="3" text:style-name="Numbering_20_Symbols" style:num-suffix="." style:num-format="1" text:display-levels="3">
        <style:list-level-properties text:min-label-distance="0.15cm"/>
      </text:list-level-style-number>
      <text:list-level-style-number text:level="4" text:style-name="Numbering_20_Symbols" style:num-suffix="." style:num-format="1" text:display-levels="4">
        <style:list-level-properties text:min-label-distance="0.15cm"/>
      </text:list-level-style-number>
      <text:list-level-style-number text:level="5" text:style-name="Numbering_20_Symbols" style:num-suffix="." style:num-format="1" text:display-levels="5">
        <style:list-level-properties text:min-label-distance="0.15cm"/>
      </text:list-level-style-number>
      <text:list-level-style-number text:level="6" text:style-name="Numbering_20_Symbols" style:num-suffix="." style:num-format="1" text:display-levels="6">
        <style:list-level-properties text:min-label-distance="0.15cm"/>
      </text:list-level-style-number>
      <text:list-level-style-number text:level="7" text:style-name="Numbering_20_Symbols" style:num-suffix="." style:num-format="1" text:display-levels="7">
        <style:list-level-properties text:min-label-distance="0.15cm"/>
      </text:list-level-style-number>
      <text:list-level-style-number text:level="8" text:style-name="Numbering_20_Symbols" style:num-suffix="." style:num-format="1" text:display-levels="8">
        <style:list-level-properties text:min-label-distance="0.15cm"/>
      </text:list-level-style-number>
      <text:list-level-style-number text:level="9" text:style-name="Numbering_20_Symbols" style:num-suffix="." style:num-format="1" text:display-levels="9">
        <style:list-level-properties text:min-label-distance="0.15cm"/>
      </text:list-level-style-number>
      <text:list-level-style-number text:level="10" text:style-name="Numbering_20_Symbols" style:num-suffix="." style:num-format="1" text:display-levels="10">
        <style:list-level-properties text:min-label-distance="0.1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5-14T16:45:42</meta:creation-date>
    <dc:creator>Facundo Batista</dc:creator>
    <dc:date>2008-09-18T22:18:01</dc:date>
    <meta:editing-cycles>138</meta:editing-cycles>
    <meta:editing-duration>P4DT14H43M49S</meta:editing-duration>
    <meta:user-defined meta:name="Info 1"/>
    <meta:user-defined meta:name="Info 2"/>
    <meta:user-defined meta:name="Info 3"/>
    <meta:user-defined meta:name="Info 4"/>
    <meta:document-statistic meta:table-count="0" meta:image-count="21" meta:object-count="0" meta:page-count="17" meta:paragraph-count="155" meta:word-count="3522" meta:character-count="19637"/>
  </office:meta>
</office:document-meta>
</file>